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8c1c" officeooo:paragraph-rsid="00068c1c"/>
    </style:style>
    <style:style style:name="P2" style:family="paragraph" style:parent-style-name="Standard">
      <style:text-properties officeooo:paragraph-rsid="00068c1c"/>
    </style:style>
    <style:style style:name="T1" style:family="text">
      <style:text-properties officeooo:rsid="00068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ide :</text:span><text:a xlink:type="simple" xlink:href="http://disciplines.ac-montpellier.fr/mathematiques/sites/mathematiques/files/fichiers/scratch_-_prise_en_main.pdf" text:style-name="Internet_20_link" text:visited-style-name="Visited_20_Internet_20_Link">http://disciplines.ac-montpellier.fr/mathematiques/sites/mathematiques/files/fichiers/scratch_-_prise_en_main.pdf</text:a> </text:p>
      <text:p text:style-name="P2"/>
      <text:p text:style-name="P2"><text:a xlink:type="simple" xlink:href="http://maths.ac-creteil.fr/IMG/pdf/prise_en_main_scratch_elements_de_reponse.pdf" text:style-name="Internet_20_link" text:visited-style-name="Visited_20_Internet_20_Link">http://maths.ac-creteil.fr/IMG/pdf/prise_en_main_scratch_elements_de_reponse.pdf</text:a> </text:p>
      <text:p text:style-name="P2"/>
      <text:p text:style-name="P2"><text:a xlink:type="simple" xlink:href="http://ww2.ac-poitiers.fr/math/IMG/pdf/scratch_livret_formation_pratiques_et_technique.pdf" text:style-name="Internet_20_link" text:visited-style-name="Visited_20_Internet_20_Link">http://ww2.ac-poitiers.fr/math/IMG/pdf/scratch_livret_formation_pratiques_et_technique.pdf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5:22:41.953000000</meta:creation-date>
    <dc:date>2019-07-02T15:30:01.586000000</dc:date>
    <meta:editing-duration>PT7M20S</meta:editing-duration>
    <meta:editing-cycles>1</meta:editing-cycles>
    <meta:document-statistic meta:table-count="0" meta:image-count="0" meta:object-count="0" meta:page-count="1" meta:paragraph-count="3" meta:word-count="4" meta:character-count="292" meta:non-whitespace-character-count="288"/>
    <meta:generator>LibreOffice/6.0.6.2$Windows_X86_64 LibreOffice_project/0c292870b25a325b5ed35f6b45599d2ea4458e77</meta:generator>
  </office:meta>
</office:document-meta>
</file>